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c29c" officeooo:paragraph-rsid="0034c29c"/>
    </style:style>
    <style:style style:name="P2" style:family="paragraph" style:parent-style-name="Heading_20_3">
      <style:text-properties officeooo:rsid="0034c29c" officeooo:paragraph-rsid="0034c29c"/>
    </style:style>
    <style:style style:name="P3" style:family="paragraph" style:parent-style-name="Heading_20_3">
      <style:paragraph-properties fo:margin-top="0.25cm" fo:margin-bottom="0.101cm" loext:contextual-spacing="false"/>
    </style:style>
    <style:style style:name="P4" style:family="paragraph" style:parent-style-name="Heading_20_1" style:master-page-name="Right_20_Page">
      <style:paragraph-properties style:page-number="auto"/>
      <style:text-properties officeooo:rsid="0034c29c" officeooo:paragraph-rsid="0034c29c"/>
    </style:style>
    <style:style style:name="P5" style:family="paragraph" style:parent-style-name="Text_20_body">
      <style:text-properties officeooo:rsid="0034c29c" officeooo:paragraph-rsid="0034c29c"/>
    </style:style>
    <style:style style:name="T1" style:family="text">
      <style:text-properties officeooo:rsid="0034c2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lay That Song</text:h>
      <text:p text:style-name="Heading_20_2">(<text:span text:style-name="T1">Train</text:span>)</text:p>
      <text:p text:style-name="P2">[CHORUS]</text:p>
      <text:p text:style-name="P1"><text:s text:c="2"/>C <text:s text:c="7"/>Am <text:s/>F <text:s text:c="13"/>G </text:p>
      <text:p text:style-name="P1"><text:s/>Play that song, the one that makes me go</text:p>
      <text:p text:style-name="P1"><text:s/>C <text:s text:c="8"/>Am <text:s/>F <text:s text:c="13"/>G <text:s/></text:p>
      <text:p text:style-name="P1"><text:s/>All night long, the one that makes me think</text:p>
      <text:p text:style-name="P1"><text:s/>C <text:s/>Am <text:s text:c="2"/>F <text:s text:c="13"/>G <text:s text:c="4"/>C <text:s text:c="2"/>Am <text:s/>F <text:s/>G</text:p>
      <text:p text:style-name="P1"><text:s/>Of you, that's all you gotta do</text:p>
      <text:p text:style-name="Heading_20_3">[VERSE 1]</text:p>
      <text:p text:style-name="P1"><text:s/>C <text:s text:c="8"/>Am <text:s text:c="2"/>F <text:s text:c="13"/>G </text:p>
      <text:p text:style-name="P1">Hey Mister DJ when you gonna spin it</text:p>
      <text:p text:style-name="P1"><text:s text:c="4"/>C <text:s text:c="14"/>Am <text:s text:c="4"/></text:p>
      <text:p text:style-name="P1">My baby's favorite record; </text:p>
      <text:p text:style-name="P1"><text:s text:c="11"/>F <text:s text:c="11"/>G</text:p>
      <text:p text:style-name="P1">she been waiting for a minute</text:p>
      <text:p text:style-name="P1"><text:s text:c="4"/>C <text:s text:c="16"/>Am <text:s text:c="3"/></text:p>
      <text:p text:style-name="P1">She invited all her friends </text:p>
      <text:p text:style-name="P1"><text:s text:c="9"/>F <text:s text:c="13"/>G</text:p>
      <text:p text:style-name="P1">and I'm buying all the rounds</text:p>
      <text:p text:style-name="P1"><text:s text:c="12"/>C <text:s text:c="9"/>Am <text:s/></text:p>
      <text:p text:style-name="P1">And they're all dolled up, </text:p>
      <text:p text:style-name="P1"><text:s text:c="5"/>F <text:s text:c="17"/>G</text:p>
      <text:p text:style-name="P1">DJ please don't let me down</text:p>
      <text:p text:style-name="Heading_20_3">[BRIDGE]</text:p>
      <text:p text:style-name="P1">C <text:s text:c="15"/>Am <text:s text:c="11"/></text:p>
      <text:p text:style-name="P1">When you gonna play that song, </text:p>
      <text:p text:style-name="P1"><text:s text:c="4"/>F <text:s text:c="13"/>G <text:s/></text:p>
      <text:p text:style-name="P1">now when you gonna earn that pay?</text:p>
      <text:p text:style-name="P1">C <text:s text:c="16"/>Am <text:s text:c="10"/></text:p>
      <text:p text:style-name="P1"><text:s/>When you gonna play that song </text:p>
      <text:p text:style-name="P1"><text:s text:c="5"/>F <text:s text:c="6"/>G</text:p>
      <text:p text:style-name="P1">and make my day? She said, </text:p>
      <text:p text:style-name="P1"/>
      <text:p text:style-name="P3"><text:soft-page-break/>[CHORUS]</text:p>
      <text:p text:style-name="P1"><text:s text:c="3"/>C <text:s text:c="7"/>Am <text:s/>F <text:s text:c="13"/>G </text:p>
      <text:p text:style-name="P1"><text:s/>Play that song, the one that makes me go</text:p>
      <text:p text:style-name="P1"><text:s/>C <text:s text:c="9"/>Am <text:s/>F <text:s text:c="13"/>G <text:s/></text:p>
      <text:p text:style-name="P1"><text:s/>All night long, the one that makes me think</text:p>
      <text:p text:style-name="P1"><text:s/>C <text:s text:c="2"/>Am <text:s text:c="3"/>F <text:s text:c="12"/>G <text:s text:c="4"/>C <text:s text:c="2"/>Am <text:s/>F <text:s/>G</text:p>
      <text:p text:style-name="P1"><text:s/>Of you, that's all you gotta do <text:s text:c="5"/>Hey!</text:p>
      <text:p text:style-name="P1"><text:s text:c="3"/>C <text:s text:c="7"/>Am <text:s/>F <text:s text:c="13"/>G </text:p>
      <text:p text:style-name="P1"><text:s/>Play that song, the one that makes me stay</text:p>
      <text:p text:style-name="P1"><text:s/>C <text:s text:c="8"/>Am <text:s/>F <text:s text:c="13"/>G <text:s/></text:p>
      <text:p text:style-name="P1"><text:s/>Out 'til dawn, the one that makes me go</text:p>
      <text:p text:style-name="P1"><text:s/>C <text:s/>Am <text:s text:c="2"/>F <text:s text:c="12"/>G <text:s text:c="4"/>C <text:s text:c="2"/>Am <text:s/>F <text:s/>G</text:p>
      <text:p text:style-name="P1"><text:s/>Oooh, that's all you gotta do</text:p>
      <text:p text:style-name="Heading_20_3">[VERSE 2]</text:p>
      <text:p text:style-name="P1"><text:s text:c="2"/>C <text:s text:c="9"/>Am <text:s text:c="5"/>F <text:s text:c="14"/>G</text:p>
      <text:p text:style-name="P1"><text:s/>Hey Mister Guitar when you gonna strum it?</text:p>
      <text:p text:style-name="P1"><text:s text:c="5"/>C <text:s text:c="19"/>Am <text:s text:c="16"/></text:p>
      <text:p text:style-name="P1"><text:s/>My girl just heard this song and you should </text:p>
      <text:p text:style-name="P1"><text:s text:c="2"/>F <text:s text:c="16"/>G</text:p>
      <text:p text:style-name="P1">play it 'cause she loves it</text:p>
      <text:p text:style-name="P1"><text:s text:c="10"/>C <text:s text:c="13"/>Am <text:s text:c="2"/></text:p>
      <text:p text:style-name="P1"><text:s/>Can you get me off the hook? </text:p>
      <text:p text:style-name="P1"><text:s text:c="10"/>F <text:s text:c="14"/>G</text:p>
      <text:p text:style-name="P1">Get them fingers picking now</text:p>
      <text:p text:style-name="P1"><text:s text:c="18"/>C <text:s text:c="12"/>Am <text:s/></text:p>
      <text:p text:style-name="P1"><text:s/>I'll throw some money in your cup, </text:p>
      <text:p text:style-name="P1"><text:s text:c="11"/>F <text:s text:c="16"/>G</text:p>
      <text:p text:style-name="P1">mister, please don't let me down</text:p>
      <text:p text:style-name="Heading_20_3">[BRIDGE]</text:p>
      <text:p text:style-name="P1">C <text:s text:c="16"/>Am <text:s text:c="11"/></text:p>
      <text:p text:style-name="P1"><text:s/>When you gonna play that song, </text:p>
      <text:p text:style-name="P1"><text:s text:c="4"/>F <text:s text:c="11"/>G <text:s/></text:p>
      <text:p text:style-name="P1">now why you gotta hesitate?</text:p>
      <text:p text:style-name="P1">C <text:s text:c="16"/>Am <text:s text:c="10"/></text:p>
      <text:p text:style-name="P1"><text:s/>When you gonna play that song </text:p>
      <text:p text:style-name="P1"><text:s text:c="5"/>F <text:s text:c="6"/>G</text:p>
      <text:p text:style-name="P1">and make my day? She said,</text:p>
      <text:p text:style-name="Heading_20_3"><text:soft-page-break/>[CHORUS]</text:p>
      <text:p text:style-name="P1"><text:s text:c="3"/>C <text:s text:c="7"/>Am <text:s/>F <text:s text:c="13"/>G </text:p>
      <text:p text:style-name="P1"><text:s/>Play that song, the one that makes me go</text:p>
      <text:p text:style-name="P1"><text:s/>C <text:s text:c="9"/>Am <text:s/>F <text:s text:c="13"/>G <text:s/></text:p>
      <text:p text:style-name="P1"><text:s/>All night long, the one that makes me think</text:p>
      <text:p text:style-name="P1"><text:s/>C <text:s text:c="2"/>Am <text:s text:c="3"/>F <text:s text:c="12"/>G <text:s text:c="4"/>C <text:s text:c="2"/>Am <text:s/>F <text:s/>G</text:p>
      <text:p text:style-name="P1"><text:s/>Of you, that's all you gotta do <text:s text:c="5"/>Hey!</text:p>
      <text:p text:style-name="P1"><text:s text:c="3"/>C <text:s text:c="7"/>Am <text:s/>F <text:s text:c="13"/>G </text:p>
      <text:p text:style-name="P1"><text:s/>Play that song, the one that makes me stay</text:p>
      <text:p text:style-name="P1"><text:s/>C <text:s text:c="8"/>Am <text:s/>F <text:s text:c="13"/>G <text:s/></text:p>
      <text:p text:style-name="P1"><text:s/>Out 'til dawn, the one that makes me go</text:p>
      <text:p text:style-name="P1"><text:s/>C <text:s/>Am <text:s text:c="3"/>F <text:s text:c="12"/>G <text:s text:c="4"/>C <text:s/>Am <text:s/></text:p>
      <text:p text:style-name="P1"><text:s/>Ooooh, that's all you gotta do</text:p>
      <text:p text:style-name="Heading_20_3">[BRIDGE]</text:p>
      <text:p text:style-name="P1">F <text:s text:c="17"/>G <text:s text:c="10"/>C <text:s/>Am <text:s/>F <text:s/>G</text:p>
      <text:p text:style-name="P1"><text:s/>Oh, wait till you see my baby move, <text:s text:c="2"/>move</text:p>
      <text:p text:style-name="P1"><text:s text:c="2"/>C <text:s/>Am <text:s/>F <text:s text:c="12"/>G <text:s text:c="10"/>C <text:s/>Am <text:s/>F <text:s/>G</text:p>
      <text:p text:style-name="P1"><text:s/>Move, <text:s/>wait 'til you see my baby move, <text:s text:c="2"/>move</text:p>
      <text:p text:style-name="P1"><text:s text:c="2"/>C <text:s/>Am F G <text:s/></text:p>
      <text:p text:style-name="P1"><text:s/>Move, <text:s/>oh come on now <text:s text:c="2"/></text:p>
      <text:p text:style-name="Heading_20_3">[CHORUS]</text:p>
      <text:p text:style-name="P1"><text:s text:c="3"/>C <text:s text:c="7"/>Am <text:s/>F <text:s text:c="13"/>G </text:p>
      <text:p text:style-name="P1"><text:s/>Play that song, the one that makes her go</text:p>
      <text:p text:style-name="P1"><text:s/>C <text:s text:c="9"/>Am <text:s/>F <text:s text:c="13"/>G <text:s/></text:p>
      <text:p text:style-name="P1"><text:s/>All night long, the one that makes her think</text:p>
      <text:p text:style-name="P1"><text:s/>C <text:s text:c="2"/>Am <text:s text:c="2"/>F <text:s text:c="12"/>G <text:s text:c="4"/>C <text:s text:c="2"/>Am <text:s/>F <text:s/>G</text:p>
      <text:p text:style-name="P1"><text:s/>Of you, that's all you gotta do <text:s text:c="5"/>Hey!</text:p>
      <text:p text:style-name="P1"><text:s text:c="3"/>C <text:s text:c="7"/>Am <text:s/>F <text:s text:c="13"/>G </text:p>
      <text:p text:style-name="P1"><text:s/>Play that song, the one that makes her stay</text:p>
      <text:p text:style-name="P1"><text:s/>C <text:s text:c="8"/>Am <text:s/>F <text:s text:c="13"/>G <text:s/></text:p>
      <text:p text:style-name="P1"><text:s/>Out 'til dawn, the one that makes her go</text:p>
      <text:p text:style-name="P1"><text:s/>C <text:s/>Am <text:s text:c="3"/>F <text:s text:c="12"/>G <text:s text:c="4"/>C <text:s text:c="2"/>Am <text:s/></text:p>
      <text:p text:style-name="P1"><text:s/>Ooooh, that's all you gotta do</text:p>
      <text:p text:style-name="P1"><text:s text:c="2"/>F <text:s text:c="12"/>G <text:s text:c="4"/>C <text:s text:c="2"/>Am <text:s text:c="2"/>F <text:s text:c="2"/>G</text:p>
      <text:p text:style-name="P1"><text:s/>That's all you gotta do, oooh, oooh</text:p>
      <text:p text:style-name="P1"><text:s text:c="2"/>C <text:s/>Am <text:s text:c="2"/>F <text:s text:c="12"/>G <text:s text:c="4"/>C <text:s text:c="2"/>Am <text:s text:c="2"/>F <text:s text:c="2"/>G</text:p>
      <text:p text:style-name="P1"><text:soft-page-break/><text:s text:c="2"/>Oooh, that's all you gotta do, oooh, oooh</text:p>
      <text:p text:style-name="P1"><text:s text:c="2"/>C <text:s/>Am <text:s text:c="2"/>F <text:s text:c="12"/>G <text:s text:c="4"/>C <text:s/></text:p>
      <text:p text:style-name="P1"><text:s text:c="2"/>Oooh, that's all you gotta 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8H28M23S</meta:editing-duration>
    <meta:editing-cycles>39</meta:editing-cycles>
    <meta:generator>LibreOffice/5.2.7.2$Linux_X86_64 LibreOffice_project/20m0$Build-2</meta:generator>
    <dc:title>Lyrics + Chords</dc:title>
    <dc:date>2018-05-01T20:59:22.342790880</dc:date>
    <meta:print-date>2017-04-03T12:23:29.985893000</meta:print-date>
    <meta:document-statistic meta:table-count="0" meta:image-count="0" meta:object-count="0" meta:page-count="4" meta:paragraph-count="109" meta:word-count="563" meta:character-count="3420" meta:non-whitespace-character-count="17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